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260cbc"/>
    </style:style>
    <style:style style:name="P2" style:family="paragraph" style:parent-style-name="Standard">
      <style:text-properties fo:background-color="#7cfc00"/>
    </style:style>
    <style:style style:name="P3" style:family="paragraph" style:parent-style-name="Standard">
      <style:text-properties officeooo:rsid="0022865b" officeooo:paragraph-rsid="002419bd" fo:background-color="#7cfc00"/>
    </style:style>
    <style:style style:name="P4" style:family="paragraph" style:parent-style-name="Standard">
      <style:text-properties fo:background-color="transparent"/>
    </style:style>
    <style:style style:name="P5" style:family="paragraph" style:parent-style-name="Standard">
      <style:text-properties officeooo:rsid="00214223" officeooo:paragraph-rsid="00214223" fo:background-color="transparent"/>
    </style:style>
    <style:style style:name="P6" style:family="paragraph" style:parent-style-name="Standard">
      <style:text-properties officeooo:rsid="0022865b" officeooo:paragraph-rsid="0022865b" fo:background-color="transparent"/>
    </style:style>
    <style:style style:name="P7" style:family="paragraph" style:parent-style-name="Standard">
      <style:text-properties officeooo:rsid="0022865b" officeooo:paragraph-rsid="002419bd" fo:background-color="transparent"/>
    </style:style>
    <style:style style:name="P8" style:family="paragraph" style:parent-style-name="Standard">
      <style:text-properties fo:font-weight="bold" officeooo:rsid="00214223" officeooo:paragraph-rsid="00214223" style:font-weight-asian="bold" style:font-weight-complex="bold"/>
    </style:style>
    <style:style style:name="P9" style:family="paragraph" style:parent-style-name="Standard">
      <style:text-properties fo:font-weight="bold" officeooo:rsid="00214223" officeooo:paragraph-rsid="00214223" fo:background-color="transparent" style:font-weight-asian="bold" style:font-weight-complex="bold"/>
    </style:style>
    <style:style style:name="P10" style:family="paragraph" style:parent-style-name="Standard">
      <style:text-properties fo:font-weight="bold" officeooo:rsid="0022865b" officeooo:paragraph-rsid="0022865b" fo:background-color="transparent" style:font-weight-asian="bold" style:font-weight-complex="bold"/>
    </style:style>
    <style:style style:name="P11" style:family="paragraph" style:parent-style-name="Standard">
      <style:text-properties fo:font-weight="bold" officeooo:rsid="0022865b" officeooo:paragraph-rsid="002419bd" fo:background-color="transparent" style:font-weight-asian="bold" style:font-weight-complex="bold"/>
    </style:style>
    <style:style style:name="P12" style:family="paragraph" style:parent-style-name="Standard">
      <style:text-properties officeooo:rsid="00214223" officeooo:paragraph-rsid="00214223" fo:background-color="#ff4500"/>
    </style:style>
    <style:style style:name="T1" style:family="text">
      <style:text-properties fo:background-color="#7cfc00" loext:char-shading-value="0"/>
    </style:style>
    <style:style style:name="T2" style:family="text">
      <style:text-properties fo:background-color="#7cfc00" loext:char-shading-value="0"/>
    </style:style>
    <style:style style:name="T3" style:family="text">
      <style:text-properties fo:background-color="#ff4500" loext:char-shading-value="0"/>
    </style:style>
    <style:style style:name="T4" style:family="text">
      <style:text-properties officeooo:rsid="002546b2"/>
    </style:style>
    <style:style style:name="T5" style:family="text">
      <style:text-properties fo:language="es" fo:country="ES"/>
    </style:style>
    <style:style style:name="T6" style:family="text">
      <style:text-properties fo:language="es" fo:country="ES" fo:background-color="#7cfc00" loext:char-shading-value="0"/>
    </style:style>
    <style:style style:name="T7" style:family="text">
      <style:text-properties style:text-position="super 58%"/>
    </style:style>
    <style:style style:name="T8" style:family="text">
      <style:text-properties style:text-position="super 58%" fo:background-color="#ff45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CIÓN</text:p>
      <text:p text:style-name="Standard"/>
      <text:p text:style-name="Standard">La selección genómica aumenta la tasa de mejoramiento genético y reduce el costo de las pruebas de progenie al permitir a los criadores preseleccionar animales que heredaron segmentos cromosómicos de mayor mérito (Meuwissen et al., 2001; Schaeffer, 2006). Los marcadores de polimorfismo de un solo nucleótido (SNP) ahora pueden cubrir el genoma con alta densidad y son baratos de obtener. <text:span text:style-name="T2">Las evaluaciones basadas en los genotipos de SNP se pueden calcular tan pronto como se pueda obtener el ADN, lo que permite la selección en ambos sexos en etapas tempranas de la vida.</text:span> La aplicación de la selección genómica al ganado lechero acaba de comenzar (de Roos et al., 2007; van der Beek, 2007; Guillaume et al., 2008). Meuwissen (2007) comparó métodos y estrategias potenciales.</text:p>
      <text:p text:style-name="Standard"/>
      <text:p text:style-name="P2">Se necesitan algoritmos y programas informáticos para incorporar datos genómicos en las evaluaciones genéticas y para procesar el número de genotipos SNP que crece rápidamente. Los algoritmos anteriores para incluir marcadores a menudo ajustaban los efectos individualmente en lugar de simultáneamente o ajustaban efectos poligénicos adicionales porque la cobertura del genoma con marcadores aún no estaba completa (de Roos et al., 2007). Los algoritmos iterativos como Gauss-Seidel y el gradiente conjugado precondicionado se pueden usar para estimar los efectos de los alelos (Legarra y Misztal, 2008), pero la inversión directa de las matrices de varianza o las ecuaciones de modelos mixtos pueden generar menos problemas numéricos (Lee y van der Werf , 2006). Las relaciones genómicas se pueden incluir en programas REML sin derivados de múltiples características (Zhang et al., 2007).</text:p>
      <text:p text:style-name="P2"/>
      <text:p text:style-name="P4">Los objetivos de esta investigación fueron 1) desarrollar métodos informáticos para incluir datos genómicos en las predicciones, 2) aplicar los métodos a datos simulados para pedigríes reales de Holstein y Jersey, y 3) estimar las ganancias en confiabilidad de las predicciones genómicas.</text:p>
      <text:p text:style-name="P4"/>
      <text:p text:style-name="P9">MATERIALES Y MÉTODOS</text:p>
      <text:p text:style-name="P5"/>
      <text:p text:style-name="P5">Las predicciones se calcularon mediante sistemas de ecuaciones lineales y no lineales. <text:span text:style-name="T1">Las predicciones lineales asumieron que todos los marcadores contribuyeron por igual a la variación genética (sin genes principales). Las predicciones no lineales (bayesianas) asumieron que la distribución previa de los efectos del marcador o QTL no era normal. La variación genética puede no ser igual entre cromosomas o marcadores porque, por ejemplo, pueden existir genes principales en algunos cromosomas.</text:span> El vector de datos en las predicciones lineales y no lineales se modeló como una función lineal de los efectos desconocidos, pero las soluciones para los efectos desconocidos en las predicciones no lineales fueron funciones no lineales del vector de datos. Las predicciones no lineales pueden ser mejores que las mejores predicciones lineales cuando los datos no se distribuyen normalmente (Henderson, 1963), en este caso debido a los genes principales.</text:p>
      <text:p text:style-name="P5"/>
      <text:p text:style-name="P5"><text:span text:style-name="T3">Las predicciones lineales se calcularon mediante</text:span> el índice de selección y mediante 2 conjuntos equivalentes de<text:span text:style-name="T3"> ecuaciones de modelos mixtos. Un modelo estimó primero los efectos de los marcadores individuales y luego los sumó como en Meuwissen et al. (2001).</text:span> <text:span text:style-name="T1">El otro modelo incluía una matriz de relación genómica en lugar de la matriz de relación genética aditiva tradicional (Garrick, 2007; VanRaden, 2007; Zhang et al., 2007).</text:span> <text:span text:style-name="T3">Las regresiones se realizaron sobre genotipos en lugar de haplotipos porque la haplotipificación aumentaría el tiempo de cómputo con poca o ninguna ganancia en precisión con números de marcadores altos (Calus et al., 2008). Se esperaba que las ventajas de las predicciones no lineales y de la haplotipificación fueran pequeñas porque los efectos de los alelos simulados no eran grandes</text:span>.</text:p>
      <text:p text:style-name="P5"/>
      <text:p text:style-name="P9"><text:soft-page-break/>Simulación</text:p>
      <text:p text:style-name="P5"/>
      <text:p text:style-name="P5">Los datos se simularon para que el diseño experimental y los métodos de análisis pudieran evaluarse antes de realizar el genotipado real. Los datos simulados proporcionaron una prueba para los programas de computadora, los algoritmos, el tiempo requerido y la confiabilidad de las predicciones. Los genotipos simulados difieren de los genotipos reales principalmente en que todos los loci en la población base estaban en equilibrio de Hardy-Weinberg y que la selección no se practicó en las siguientes generaciones, lo que podría afectar las correlaciones informadas y otras estadísticas. Además, la distribución de los efectos QTL utilizados en la simulación puede no coincidir con la biología de los rasgos reales.</text:p>
      <text:p text:style-name="P5"/>
      <text:p text:style-name="P5">La herencia de marcadores y QTL se simuló para 50.000 marcadores bialélicos y 100 QTL bialélicos en 30 cromosomas de igual longitud. Los marcadores y QTL se dispersaron aleatoriamente por el genoma asignando la posición de cada uno mediante una distribución uniforme. Ninguno de los marcadores afectó directamente a ningún rasgo; en cambio, el QTL tuvo efectos que fueron simulados con una distribución normal. La varianza de los efectos QTL siguió así una distribución de chi-cuadrado, con el efecto más grande representando alrededor del 10% de la varianza genética. Las frecuencias alélicas se distribuyeron uniformemente entre 0 y 1.</text:p>
      <text:p text:style-name="P5"/>
      <text:p text:style-name="P5">Las predicciones se probaron con genotipos simulados para 2967 toros Holstein y 766 toros Jersey. Los toros Holstein incluyeron 1,885 toros nacidos entre 1995 y 1997, 290 toros ancestros incluidos en las predicciones computacionales y 792 toros más jóvenes nacidos entre 2001 y 2002 para probar las predicciones. Los toros de Jersey incluyeron 563 toros viejos para calcular predicciones más 203 toros jóvenes para probar predicciones. Los genotipos de todos los ancestros conocidos nacidos desde 1950 también se simularon en orden de edad para un total de 23.105 vacas y toros Holstein y 7.737 Jersey. Los alelos en la primera generación estaban en equilibrio de Hardy-Weinberg. Para las generaciones posteriores, los segmentos cromosómicos maternos o paternos se heredaron con una media de 1,7 cruces simulados a partir de la distribución de Poisson y ubicados con una distribución uniforme en todo el cromosoma. Para datos reales, los cruces medios por cromosoma probablemente estén más cerca de 1,0.</text:p>
      <text:p text:style-name="P5"/>
      <text:p text:style-name="P12">Las predicciones genómicas se pueden obtener combinando los resultados de la evaluación genética tradicional con datos genotípicos en lugar de reprocesar todos los datos fenotípicos y de pedigrí. Se simularon variables análogas a las evaluaciones sin regresión o las desviaciones del rendimiento de las hijas (DYD) agregando un error independiente al valor reproductivo verdadero simulado. Para imitar los datos reales lo más fielmente posible, la varianza del error DYD se calculó a partir de las confiabilidades publicadas por el USDA para el mérito neto y de las confiabilidades de los promedios de los padres de un conjunto real de toros que están siendo genotipados por el USDA (Van Tassell et al., 2007).</text:p>
      <text:p text:style-name="P5"/>
      <text:p text:style-name="P6">La confiabilidad del mérito neto para los toros mayores se obtuvo de las evaluaciones de mayo de 2003 cuando los toros más jóvenes que se pronosticaron tenían solo 1 a 2 años de edad. Los promedios de los padres se compararon con las predicciones genómicas en cuanto a la capacidad de predecir los verdaderos valores genéticos de los toros jóvenes o el DYD simulado con la misma confiabilidad que las evaluaciones de agosto de 2007. <text:span text:style-name="T3">La confiabilidad observada de las predicciones genómicas se obtuvo elevando al cuadrado las correlaciones del valor genético estimado con el verdadero. También se calcularon las regresiones del verdadero valor genético y del DYD sobre las predicciones genómicas. Cuando DYD era la variable dependiente, las regresiones se ponderaron por la </text:span><text:soft-page-break/><text:span text:style-name="T3">confiabilidad de las hijas, que se calculó como los equivalentes totales de las hijas menos los equivalentes de las hijas del promedio de los padres (VanRaden y Wiggans, 1991)</text:span>.</text:p>
      <text:p text:style-name="P6"/>
      <text:p text:style-name="P6">Los conjuntos de datos genómicos incluyen algunos genotipos faltantes y genotipos incorrectos. Las fracciones de cada uno se fijaron arbitrariamente en 1%. El número de genotipos Holstein generados fue de alrededor de mil millones (23 105 animales en un archivo genealógico × 50 000 SNP), pero solo 150 millones (2967 toros genotipados × 50 000 SNP) se almacenaron y usaron para la predicción genómica. Se formaron siete réplicas generando 7 conjuntos independientes de efectos QTL y errores ambientales. Para la simulación de Jersey se formaron 10 réplicas. El tiempo requerido para la simulación de Holstein fue de solo unos 10 minutos, pero el uso inicial de la memoria fue alto, de 8 gigabytes. La memoria en el programa de simulación se redujo a &lt;1 gigabyte procesando cada cromosoma por separado y reutilizando la memoria.</text:p>
      <text:p text:style-name="P6"/>
      <text:p text:style-name="P10">Relaciones genómicas y endogamia</text:p>
      <text:p text:style-name="P6"/>
      <text:p text:style-name="P7"><text:span text:style-name="T1">Sea M la matriz que especifica qué alelos marcadores heredó cada individuo. Las dimensiones de M son el número de individuos (n) por el número de loci (m). Las ecuaciones pueden incluir información de marcadores utilizando la matriz n × n MM′ o la matriz m × m M′M (Legarra y Misztal, 2008). Si los elementos de M se establecen en −1, 0 y 1 para homocigotos, heterocigotos y otros homocigotos, respectivamente, las diagonales de MM′ cuentan el número de loci homocigotos para cada individuo y las diagonales miden el número de alelos compartidos por parientes. En contraste, las diagonales de M′M cuentan el número de individuos homocigotos para cada locus, y las diagonales miden el número de veces que el mismo individuo heredó alelos en diferentes loci</text:span>.</text:p>
      <text:p text:style-name="P7"/>
      <text:p text:style-name="P7">Sea pi la frecuencia del segundo alelo en el locus i, y que P contenga frecuencias alélicas expresadas como una diferencia de 0,5 y multiplicadas por 2, tal que la columna i de P sea 2(pi − 0,5). La resta de P de M da Z, lo que establece los valores medios de los efectos <text:span text:style-name="T4">de los </text:span>alelos en 0. Las frecuencias alélicas en P deben provenir de la población base no seleccionada en lugar de las que ocurren después de la selección o la consanguinidad. Una población base más temprana o más tardía puede dar lugar a un mayor o menor número de relaciones y a una mayor o menor endogamia. La resta de P da más crédito a los alelos raros que a los alelos comunes cuando se calculan las relaciones genómicas. Además, el coeficiente de endogamia genómica es mayor si el individuo es homocigoto para alelos raros que si es homocigoto para alelos comunes. </text:p>
      <text:p text:style-name="P7"/>
      <text:p text:style-name="P1"><text:span text:style-name="T6">La matriz de relación genómica G puede obtenerse por al menos 3 métodos. El primero utiliza la fórmula ... . La división por ... escala G para que sea análoga a la matriz de relaciones del numerador A.</text:span><text:span text:style-name="T5"> El coeficiente de endogamia genómica para el individuo j es simplemente Gjj − 1, y las relaciones genómicas entre los individuos j y k, que son análogos a los coeficientes de relación de Wright (1922), se obtienen dividiendo los elementos Gjk por las raíces cuadradas de las diagonales Gjj y Gkk.</text:span></text:p>
      <text:p text:style-name="P1"><text:span text:style-name="T5"/></text:p>
      <text:p text:style-name="P1"><text:span text:style-name="T5">El segundo método para obtener marcadores de pesos G por recíprocos de su varianza esperada en lugar de sumar las expectativas a través de loci y luego dividir: G 1 = ZDZ′, donde D es diagonal con … . Esa fórmula fue propuesta para estudios de genética humana (Leutenegger et al., 2003; Amin et al., 2007).</text:span></text:p>
      <text:p text:style-name="P1"><text:span text:style-name="T5"/></text:p>
      <text:p text:style-name="P1"><text:span text:style-name="T5">El tercer método para obtener G no requiere frecuencias alélicas y, en su lugar, ajusta la homocigosidad media retrocediendo MM′ en A para obtener G usando el modelo</text:span></text:p>
      <text:p text:style-name="P1"><text:soft-page-break/><text:span text:style-name="T5"/></text:p>
      <text:p text:style-name="P1"><text:span text:style-name="T5">…</text:span></text:p>
      <text:p text:style-name="P1"><text:span text:style-name="T5"/></text:p>
      <text:p text:style-name="P1"><text:span text:style-name="T5">donde g0 es la intersección y g1 es la pendiente. La matriz E incluye diferencias entre las fracciones de ADN verdaderas y esperadas en común más el error de medición porque las secuencias de ADN completas no estaban disponibles y en su lugar se genotipificó un subconjunto de marcadores. La regresión se ajustó con MM′ como variable dependiente y A como variable independiente en lugar de viceversa porque A es el valor esperado de G, no viceversa. Sin embargo, esa asignación de variables requería revertir los cálculos después de ajustar la regresión usando la fórmula</text:span></text:p>
      <text:p text:style-name="P1"><text:span text:style-name="T5"/></text:p>
      <text:p text:style-name="P1"><text:span text:style-name="T5">…</text:span></text:p>
      <text:p text:style-name="P1"><text:span text:style-name="T5"/></text:p>
      <text:p text:style-name="P1"><text:span text:style-name="T5">Es posible que las estimaciones de g0 y g1 no sean obvias porque las variables dependientes e independientes son matrices en lugar de vectores, pero las ecuaciones se pueden escribir con notación de suma como</text:span></text:p>
      <text:p text:style-name="P7"/>
      <text:p text:style-name="P7">…</text:p>
      <text:p text:style-name="P7"/>
      <text:p text:style-name="P7">La matriz G es semidefinida positiva con los 2 primeros métodos, pero puede ser singular si el número de loci es limitado o si 2 individuos tienen genotipos idénticos; G debe ser singular si m &lt; n. Los gemelos idénticos o los clones pueden causar singularidad incluso en A. Se puede obtener una matriz no singular mejorada Gw como la media ponderada (w), wG + (1 − w)A si el número de marcadores es limitado y A no es singular. Los pesos son recíprocos de la varianza del error al medir las fracciones verdaderas de los alelos compartidos.</text:p>
      <text:p text:style-name="P7"/>
      <text:p text:style-name="P7"><text:span text:style-name="T3">Los elementos de A para hermanos completos no consanguíneos son 0,5 y tienen una varianza de error de (0,05)</text:span><text:span text:style-name="T8">2</text:span><text:span text:style-name="T3"> para predecir fracciones verdaderas de ADN compartido. Un estudio anterior (VanRaden, 2007) asumió un mayor número de cruces e informó incorrectamente una desviación estándar de 0,035 en lugar de 0,05. Se pueden calcular distribuciones exactas de alelos compartidos (Stam, 1980). Dentro de cualquier especie diploide, el porcentaje de ADN idéntico por descendencia para los hermanos completos es aproximadamente ..., donde L es la longitud del genoma en Morgans (alrededor de 30 para el ganado) y c es el número de pares de cromosomas (30 para el ganado)</text:span>.</text:p>
      <text:p text:style-name="P7"/>
      <text:p text:style-name="P7">Los elementos de G tienen una varianza de error de ... . Si las frecuencias de los alelos menores son mucho menores que 0,5, 4∑pi(1 − pi) se puede sustituir por m para reflejar la información de los marcadores con mayor precisión. Del álgebra anterior,</text:p>
      <text:p text:style-name="P7"/>
      <text:p text:style-name="P7">…</text:p>
      <text:p text:style-name="P7"/>
      <text:p text:style-name="P7">y G debería tener más peso que A si m &gt; 50 y casi todo el peso (&gt;0,99) si m &gt; 5000. La mayoría de los cálculos en este estudio usaron G en lugar de Gw porque m era 50,000. Para probar si algún peso en A podría ser beneficioso, los análisis que incluían Gw con w = 0,90, 0,95 y 0,98 se compararon con aquellos con w = 1.</text:p>
      <text:p text:style-name="P7"/>
      <text:p text:style-name="P11">Predicciones lineales</text:p>
      <text:p text:style-name="P7"/>
      <text:p text:style-name="P7"><text:soft-page-break/><text:span text:style-name="T1">Si cada individuo se mide una vez para un rasgo y se conoce la herencia de todos los alelos, entonces el vector de datos y se puede modelar como</text:span></text:p>
      <text:p text:style-name="P7"/>
      <text:p text:style-name="P3">…</text:p>
      <text:p text:style-name="P7"/>
      <text:p text:style-name="P7"><text:span text:style-name="T1">donde Xb es la media y e es un vector de error aleatorio</text:span> con varianza de Rσ e 2 . La matriz R es diagonal con elementos..., donde Rdau es la confiabilidad del toro de las hijas con la información de los padres excluida. <text:span text:style-name="T1">El vector u contiene los efectos genéticos aditivos que corresponden a los efectos de sustitución de alelos para cada marcador. Se supone que la suma Zu de todos los loci marcadores es igual al vector de valores genéticos (a)</text:span>.</text:p>
      <text:p text:style-name="P7"/>
      <text:p text:style-name="P7"><text:span text:style-name="T3">Aunque la matriz de coeficientes genotípicos se ha etiquetado como X en algunos estudios recientes</text:span> (p. ej., Meuwissen, 2007; Legarra y Misztal, 2008), las etiquetas originales de Henderson (1963) <text:span text:style-name="T3">se mantuvieron con Xb para efectos fijos (aquellos con antecedentes planos) y Zu para efectos aleatorios (aquellos con antecedentes informativos). Con registros repetidos u otros modelos más complicados, se requeriría otra matriz de incidencia para asignar individuos a los registros en lugar de la matriz de identidad implícita aquí. En el estudio actual, y incluyó 1 variable de desviación de hijas para cada toro</text:span>.</text:p>
      <text:p text:style-name="P7"/>
      <text:p text:style-name="P7">Se utilizaron tres enfoques diferentes que proporcionan predicciones equivalentes para evaluar individuos genotipados con y sin fenotipos. Las estimaciones del modelo mixto de u (û) se resolvieron mediante iteración de los datos (Schaeffer y Kennedy, 1986); en este caso datos genotípicos. El escalar λ se define como la relación σe2/σa2, donde σa2 es la varianza genética total. Cuando los registros fenotípicos se procesan directamente, λ es la relación entre el error y la variación genética aditiva, como de costumbre. En este estudio, R explica la heredabilidad y las diferencias en el número de hijas en este estudio, de modo que σe2/σa2 se simplifica a 1. <text:span text:style-name="T1">El EBV (â) se obtuvo como Zû y las ecuaciones resultantes fueron</text:span></text:p>
      <text:p text:style-name="P3"/>
      <text:p text:style-name="P3">…</text:p>
      <text:p text:style-name="P7"/>
      <text:p text:style-name="P7"><text:span text:style-name="T1">La matriz de identidad I resulta de la suposición de que los efectos de los marcadores en una gran población base no seleccionada que se aparea aleatoriamente no están correlacionados.</text:span> Esa suposición es cierta para los efectos de QTL simulados, pero los marcadores en sí solo tienen efectos indirectos al rastrear la herencia de QTL vinculados. Los alelos de marcadores y QTL pueden no estar en equilibrio en la población base, y las regresiones de marcadores se ajustan entre familias en lugar de dentro de ellas.</text:p>
      <text:p text:style-name="P7"/>
      <text:p text:style-name="P3">Las ecuaciones del índice de selección predicen â directamente utilizando la matriz de relación genómica G, que se calcula como ... . Las ecuaciones del índice de selección se construyen como la covarianza de y y a multiplicada por la inversa de la varianza de y multiplicada por la desviación de y de Xb̂ o</text:p>
      <text:p text:style-name="P3"/>
      <text:p text:style-name="P3">…</text:p>
      <text:p text:style-name="P7"/>
      <text:p text:style-name="P7">Si es necesario, también se pueden obtener estimaciones de û usando las ecuaciones del índice de selección sustituyendo Z′ por la G más a la izquierda en [2] y luego dividiendo por 2∑pi (1 − pi ). Esto muestra que â es la suma Zû de todos los alelos que heredó el individuo. Las ecuaciones del índice de selección y del modelo mixto proporcionan las mismas estimaciones de â si se utilizan las mismas estimaciones de Xb̂ (Henderson, 1963). <text:span text:style-name="T3">Por lo tanto, [1] y [2] deberían ser idénticos en muchos análisis </text:span><text:soft-page-break/><text:span text:style-name="T3">genómicos porque las evaluaciones DYD o desregresivas son la fuente de datos y los efectos fijos ya se han eliminado</text:span>.</text:p>
      <text:p text:style-name="P7"/>
      <text:p text:style-name="P3">Una tercera estrategia de solución presentada por Garrick (2007) podría ser más eficiente que el índice de selección porque G puede invertirse solo una vez y luego rasgos adicionales con heredabilidad diferente o R procesados mediante iteración:</text:p>
      <text:p text:style-name="P3"/>
      <text:p text:style-name="P3">…</text:p>
      <text:p text:style-name="P7"/>
      <text:p text:style-name="P7">La matriz G puede ser singular, por ejemplo, si el número de marcadores no supera el número de individuos genotipados.</text:p>
      <text:p text:style-name="P7"/>
      <text:p text:style-name="P7"><text:span text:style-name="T1">Un objetivo principal es predecir el mérito de los individuos a partir de los genotipos antes de medir sus fenotipos,</text:span><text:span text:style-name="T3"> pero se requirieron diferentes procedimientos cuando se usaron [1], [2] o [3]. Cuando se usó [1], las predicciones para individuos más jóvenes ˆ con Z 2 construidos se calcularon como Z 2 u a partir de sus genotipos. Cuando se usó [2], las predicciones se calcularon reemplazando la G más a la izquierda en [2] por la matriz de covarianza genómica C construida como ... . Cuando se utilizó [3], las predicciones se computaron mediante CG - 1 a ˆ, que es una regresión genómica sobre el EBV de individuos con fenotipos.</text:span></text:p>
      <text:p text:style-name="P7"><text:span text:style-name="T3"/></text:p>
      <text:p text:style-name="P7">Las bases genéticas a menudo establecen las evaluaciones medias de algún grupo reciente de vacas en 0. La estimación de la base genética se logra mediante 2 fórmulas equivalentes que dependen de si las ecuaciones se resuelven por inversión o iteración. Con inversión, el inverso de la varianza de y (V −1 ) está disponible para que la media de b̂ se pueda obtener directamente como (X′V −1 X) −1 (X′V −1 y), asumiendo que esas ecuaciones son de rango completo. Con la iteración, el EBV actualizado está disponible en cada ronda para que la media de y pueda estimarse iterativamente como ... . Con esos algoritmos, las predicciones genómicas a^ se resuelven como desviaciones de una base genética, y luego la base genética se vuelve a agregar a las prediccion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1T03:42:14.187336184</meta:creation-date>
    <dc:date>2022-02-21T06:26:18.175521207</dc:date>
    <meta:editing-duration>PT1H2M12S</meta:editing-duration>
    <meta:editing-cycles>19</meta:editing-cycles>
    <meta:generator>LibreOffice/6.0.7.3$Linux_X86_64 LibreOffice_project/00m0$Build-3</meta:generator>
    <meta:document-statistic meta:table-count="0" meta:image-count="0" meta:object-count="0" meta:page-count="6" meta:paragraph-count="46" meta:word-count="3129" meta:character-count="18916" meta:non-whitespace-character-count="15832"/>
  </office:meta>
</office:document-meta>
</file>